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DejaVu Sans Mono" fo:font-size="13pt" style:text-underline-style="solid" style:text-underline-width="auto" style:text-underline-color="font-color" fo:font-weight="bold" style:font-name-asian="DejaVu Sans Mono" style:font-size-asian="13pt" style:font-weight-asian="bold" style:font-size-complex="13pt" style:font-weight-complex="bold"/>
    </style:style>
    <style:style style:name="P2" style:family="paragraph" style:parent-style-name="Standard">
      <style:text-properties style:font-name="DejaVu Sans Mono" fo:font-size="10pt" style:font-name-asian="DejaVu Sans Mono" style:font-size-asian="10pt" style:font-size-complex="10pt"/>
    </style:style>
    <style:style style:name="P3" style:family="paragraph" style:parent-style-name="Standard" style:list-style-name="L1">
      <style:text-properties style:font-name="DejaVu Sans Mono" fo:font-size="10pt" style:font-name-asian="DejaVu Sans Mono" style:font-size-asian="10pt" style:font-size-complex="10pt"/>
    </style:style>
    <style:style style:name="P4" style:family="paragraph" style:parent-style-name="Text_20_body">
      <style:text-properties style:font-name="DejaVu Sans Mono" fo:font-size="10pt" style:font-name-asian="DejaVu Sans Mono" style:font-size-asian="10pt" style:font-size-complex="10pt"/>
    </style:style>
    <style:style style:name="P5" style:family="paragraph" style:parent-style-name="Standard" style:list-style-name="L2">
      <style:text-properties style:font-name="DejaVu Sans Mono" fo:font-size="10pt" style:font-name-asian="DejaVu Sans Mono" style:font-size-asian="10pt" style:font-size-complex="10pt"/>
    </style:style>
    <style:style style:name="P6" style:family="paragraph" style:parent-style-name="Standard" style:list-style-name="L3">
      <style:text-properties style:font-name="DejaVu Sans Mono" fo:font-size="10pt" style:font-name-asian="DejaVu Sans Mono" style:font-size-asian="10pt" style:font-size-complex="10pt"/>
    </style:style>
    <style:style style:name="P7" style:family="paragraph" style:parent-style-name="Standard">
      <style:paragraph-properties fo:break-before="page"/>
      <style:text-properties style:font-name="DejaVu Sans Mono" fo:font-size="13pt" fo:font-weight="bold" style:font-name-asian="DejaVu Sans Mono" style:font-size-asian="13pt" style:font-weight-asian="bold" style:font-size-complex="13pt" style:font-weight-complex="bold"/>
    </style:style>
    <style:style style:name="P8" style:family="paragraph" style:parent-style-name="Standard">
      <style:text-properties style:font-name="DejaVu Sans Mono" fo:font-size="10pt" fo:font-weight="bold" style:font-name-asian="DejaVu Sans Mono" style:font-size-asian="10pt" style:font-weight-asian="bold" style:font-size-complex="10pt" style:font-weight-complex="bold"/>
    </style:style>
    <style:style style:name="P9" style:family="paragraph" style:parent-style-name="Standard">
      <style:text-properties style:font-name="DejaVu Sans Mono" fo:font-size="10pt" fo:font-weight="normal" style:font-name-asian="DejaVu Sans Mono" style:font-size-asian="10pt" style:font-weight-asian="normal" style:font-size-complex="10pt" style:font-weight-complex="normal"/>
    </style:style>
    <style:style style:name="T1" style:family="text">
      <style:text-properties fo:color="#ffffff"/>
    </style:style>
    <style:style style:name="T2" style:family="text">
      <style:text-properties style:font-name="DejaVu Sans Mono" fo:font-size="10pt" style:font-name-asian="DejaVu Sans Mono" style:font-size-asian="10pt" style:font-size-complex="10pt"/>
    </style:style>
    <style:style style:name="T3" style:family="text">
      <style:text-properties style:font-name="DejaVu Sans Mono" fo:font-size="10pt" style:font-name-asian="DejaVu Sans Mono" style:font-size-asian="10pt" style:font-size-complex="10pt"/>
    </style:style>
    <style:style style:name="T4" style:family="text">
      <style:text-properties fo:color="#ffffff" style:font-name="DejaVu Sans Mono" fo:font-size="10pt" style:font-name-asian="DejaVu Sans Mono" style:font-size-asian="10pt" style:font-size-complex="10pt"/>
    </style:style>
    <style:style style:name="T5" style:family="text">
      <style:text-properties fo:font-weight="normal" style:font-weight-asian="normal" style:font-weight-complex="normal"/>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2.1D</text:p>
      <text:p text:style-name="P2"/>
      <text:p text:style-name="P2">BPDUs: config BPDU / TCN BPDU / RST BPDU(RSTP)</text:p>
      <text:p text:style-name="P2"/>
      <text:list text:style-name="L1">
        <text:list-item>
          <text:p text:style-name="P3">地址：01:80:C0:00:00:00 (802.1D Table 7-10)</text:p>
        </text:list-item>
      </text:list>
      <text:p text:style-name="P2"/>
      <text:p text:style-name="P2">网桥术语:</text:p>
      <text:p text:style-name="P2"><text:tab/>root bridge : bridge_id 最小的桥</text:p>
      <text:p text:style-name="P2"><text:tab/>root port : 到达根桥，路径开销最小的端口</text:p>
      <text:p text:style-name="P2"><text:tab/>destinated port</text:p>
      <text:p text:style-name="P2"><text:tab/>path cost</text:p>
      <text:p text:style-name="P2"><text:tab/>alternate port(rstp)</text:p>
      <text:p text:style-name="P2"><text:tab/>backup port(rstp)</text:p>
      <text:p text:style-name="P2"><text:tab/>trunk(vlan) : <text:a xlink:type="simple" xlink:href="http://doc.linuxpk.com/22487.html">http://doc.linuxpk.com/22487.html</text:a></text:p>
      <text:p text:style-name="P2"/>
      <text:p text:style-name="P2">STP缺点：</text:p>
      <text:p text:style-name="P2"><text:tab/>收敛时间长，默认为 2 * Forward Delay(15s) = 30s</text:p>
      <text:p text:style-name="P4">　　<text:tab/>STP<text:a xlink:type="simple" xlink:href="http://www.bitscn.com/network/protocol/">协议</text:a>给透明网桥带来了新生。但是它还是有缺点的，STP<text:a xlink:type="simple" xlink:href="http://www.bitscn.com/network/protocol/">协议</text:a>的缺陷主要表现在收敛速度上。 <text:span text:style-name="T1">网管u家u.bitscn@com</text:span> </text:p>
      <text:p text:style-name="Standard"><text:span text:style-name="T2">　　当拓扑发生变化，新的配置消息要经过一定的时延才能传播到整个</text:span><text:a xlink:type="simple" xlink:href="http://www.bitscn.com/network/"><text:span text:style-name="T3">网络</text:span></text:a><text:span text:style-name="T2">，这个时延称为Forward Delay，</text:span><text:a xlink:type="simple" xlink:href="http://www.bitscn.com/network/protocol/"><text:span text:style-name="T3">协议</text:span></text:a><text:span text:style-name="T2">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2"/>
      <text:p text:style-name="Standard"><text:span text:style-name="T2">　　为了解决STP</text:span><text:a xlink:type="simple" xlink:href="http://www.bitscn.com/network/protocol/"><text:span text:style-name="T3">协议</text:span></text:a><text:span text:style-name="T2">的这个缺陷，在世纪之初IEEE推出了802.1w标准，作为对802.1D标准的补充。在IEEE 802.1w标准里定义了快速生成树</text:span><text:a xlink:type="simple" xlink:href="http://www.bitscn.com/network/protocol/"><text:span text:style-name="T3">协议</text:span></text:a><text:span text:style-name="T2">RSTP（Rapid Spanning Tree Protocol）。RSTP</text:span><text:a xlink:type="simple" xlink:href="http://www.bitscn.com/network/protocol/"><text:span text:style-name="T3">协议</text:span></text:a><text:span text:style-name="T2">在STP</text:span><text:a xlink:type="simple" xlink:href="http://www.bitscn.com/network/protocol/"><text:span text:style-name="T3">协议</text:span></text:a><text:span text:style-name="T2">基础上做了三点重要改进，使得收敛速度快得多（最快1秒以内）。 </text:span><text:span text:style-name="T4">网管网www.bitscn.com</text:span><text:span text:style-name="T2"> </text:span></text:p>
      <text:p text:style-name="P2">　　第一点改进：为根端口和指定端口设置了快速切换用的替换端口（Alternate Port）和备份端口（Backup Port）两种角色，当根端口/指定端口失效的情况下，替换端口/备份端口就会无时延地进入转发状态。 </text:p>
      <text:p text:style-name="P2">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2">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2">　　可见，RSTP</text:span><text:a xlink:type="simple" xlink:href="http://www.bitscn.com/network/protocol/"><text:span text:style-name="T3">协议</text:span></text:a><text:span text:style-name="T2">相对于STP</text:span><text:a xlink:type="simple" xlink:href="http://www.bitscn.com/network/protocol/"><text:span text:style-name="T3">协议</text:span></text:a><text:span text:style-name="T2">的确改进了很多。为了支持这些改进，BPDU的格式做了一些修改，但RSTP</text:span><text:a xlink:type="simple" xlink:href="http://www.bitscn.com/network/protocol/"><text:span text:style-name="T3">协议</text:span></text:a><text:span text:style-name="T2">仍然向下兼容STP</text:span><text:a xlink:type="simple" xlink:href="http://www.bitscn.com/network/protocol/"><text:span text:style-name="T3">协议</text:span></text:a><text:span text:style-name="T2">，可以混合组网。虽然如此，RSTP和STP一样同属于单生成树SST（SingleSpanning Tree），有它自身的诸多缺陷，主要表现在三个方面。 </text:span><text:span text:style-name="T4">网管联盟bitsCN@com</text:span><text:span text:style-name="T2"> </text:span></text:p>
      <text:p text:style-name="Standard"><text:span text:style-name="T2">　　第一点缺陷：由于整个交换</text:span><text:a xlink:type="simple" xlink:href="http://www.bitscn.com/network/"><text:span text:style-name="T3">网络</text:span></text:a><text:span text:style-name="T2">只有一棵生成树，在</text:span><text:a xlink:type="simple" xlink:href="http://www.bitscn.com/network/"><text:span text:style-name="T3">网络</text:span></text:a><text:span text:style-name="T2">规模比较大的时候会导致较长的收敛时间，拓扑改变的影响面也较大。 </text:span><text:span text:style-name="T4">网管网www.bitscn.com</text:span><text:span text:style-name="T2"> </text:span></text:p>
      <text:p text:style-name="Standard"><text:span text:style-name="T2">　　第二点缺陷：在</text:span><text:a xlink:type="simple" xlink:href="http://www.bitscn.com/network/"><text:span text:style-name="T3">网络</text:span></text:a><text:span text:style-name="T2">结构对称的情况下，单生成树也没什么大碍。但是，在</text:span><text:a xlink:type="simple" xlink:href="http://www.bitscn.com/network/"><text:span text:style-name="T3">网络</text:span></text:a><text:span text:style-name="T2">结构不对称的时候，单生成树就会影响</text:span><text:a xlink:type="simple" xlink:href="http://www.bitscn.com/network/"><text:span text:style-name="T3">网络</text:span></text:a><text:span text:style-name="T2">的连通性。 </text:span><text:span text:style-name="T4">网管下载dl.bitscn.com</text:span><text:span text:style-name="T2"> </text:span></text:p>
      <text:p text:style-name="P2">　　第三点缺陷：当链路被阻塞后将不承载任何流量，造成了带宽的极大浪费，这在环行城域网的情况下比较明显。 </text:p>
      <text:p text:style-name="Standard"><text:span text:style-name="T2">　　这些缺陷都是单生成树SST无法克服的，于是支持VLAN的多生成树</text:span><text:a xlink:type="simple" xlink:href="http://www.bitscn.com/network/protocol/"><text:span text:style-name="T3">协议</text:span></text:a><text:span text:style-name="T2">出现了。</text:span></text:p>
      <text:p text:style-name="P2"/>
      <text:p text:style-name="P2"/>
      <text:p text:style-name="P2"><text:a xlink:type="simple" xlink:href="http://net.it168.com/a2008/1201/212/000000212521_2.shtml">http://net.it168.com/a2008/1201/212/000000212521_2.shtml</text:a></text:p>
      <text:p text:style-name="P2"/>
      <text:p text:style-name="P2">TCN BPDU 以下情况发送:</text:p>
      <text:list text:style-name="L2">
        <text:list-item>
          <text:p text:style-name="P5">当端口进入 FORWARDING，并且网桥至少有一个指定端口。</text:p>
        </text:list-item>
        <text:list-item>
          <text:p text:style-name="P5">当端口从 FORWARDING 或 LEARNING 状态进入 BLOCKING</text:p>
        </text:list-item>
        <text:list-item>
          <text:p text:style-name="P5">当指定端口收到 TCN BPDU，会转发给根桥()</text:p>
        </text:list-item>
      </text:list>
      <text:p text:style-name="P2"/>
      <text:p text:style-name="P2">BPDU 发送特性：</text:p>
      <text:list text:style-name="L3">
        <text:list-item>
          <text:p text:style-name="P6">TCN BPDU 仅从根端口发出， CONFIG BPDU 仅从指定端口发出</text:p>
        </text:list-item>
        <text:list-item>
          <text:p text:style-name="P6">TCN BPDU 发往根桥方向</text:p>
        </text:list-item>
        <text:list-item>
          <text:p text:style-name="P6">TCN BPDU 使用可靠机制发送给根桥，当网桥发送 TCN BPDU，会持续按照 HELLO TIMER间隔发送 TCN BPDU， 直到收到上级的带确认标识(TCA)的CONFIG BPDU。</text:p>
        </text:list-item>
        <text:list-item>
          <text:p text:style-name="P6">TCN BPDU 只在拓扑改变时发送。</text:p>
        </text:list-item>
      </text:list>
      <text:p text:style-name="P2"/>
      <text:p text:style-name="P7">--VITESSE GROCX BOARD--</text:p>
      <text:p text:style-name="P8"/>
      <text:p text:style-name="P9">4.2.3 This implies that BPDUs are terminated by the switch-core.</text:p>
      <text:p text:style-name="P2"/>
      <text:p text:style-name="P8">Analyzer Configurations for RSTP Support:</text:p>
      <text:p text:style-name="P2"><text:tab/></text:p>
      <text:p text:style-name="P2"><text:tab/>SRCMASKS / AGGRMSKS / LEARNMASK / CAPENAB.BPDU / CAPQUEUE.BPDU_Q</text:p>
      <text:p text:style-name="P2"><text:tab/></text:p>
      <text:p text:style-name="P8">RSTP Port State Properies</text:p>
      <text:p text:style-name="P2"/>
      <text:p text:style-name="P2"><text:tab/>Discarding / Learning / Forwarding</text:p>
      <text:p text:style-name="P2"/>
      <text:p text:style-name="P2">NB: STP states disabled, blocking and listening correspond to the discarding state of RSTP.</text:p>
      <text:p text:style-name="P2"/>
      <text:p text:style-name="P2"/>
      <text:p text:style-name="P8">RSP Port State Configuration for Port p (配置例子:Table-110)</text:p>
      <text:p text:style-name="P2"><text:tab/>内核配置 switch port的状态。所有 BPDU转发到CPU处理， switch不处理。</text:p>
      <text:p text:style-name="P2"/>
      <text:p text:style-name="P8">BPDU 在哪产生？</text:p>
      <text:p text:style-name="P8"><text:tab/><text:span text:style-name="T5">协议中提到，拓扑改变会发送BPDU。</text:span></text:p>
      <text:p text:style-name="P2"><text:tab/>在内核 bridge 中，在br_become_root_bridge会生成 CONFIG_BPD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2T14:59:31</dc:date>
    <dc:language>en-US</dc:language>
    <meta:editing-cycles>48</meta:editing-cycles>
    <meta:editing-duration>PT4H21M44S</meta:editing-duration>
    <meta:user-defined meta:name="Info 1"/>
    <meta:user-defined meta:name="Info 2"/>
    <meta:user-defined meta:name="Info 3"/>
    <meta:user-defined meta:name="Info 4"/>
    <meta:document-statistic meta:table-count="0" meta:image-count="0" meta:object-count="0" meta:page-count="3" meta:paragraph-count="48" meta:word-count="825" meta:character-count="2486"/>
  </office:meta>
</office:document-meta>
</file>